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style:font-name="Cambria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fo:font-weight="normal" style:font-weight-asian="normal" style:font-weight-complex="normal"/>
    </style:style>
    <style:style style:name="T4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style:font-name-asian="Times New Roman1" style:font-name-complex="Times New Roman1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7" style:family="text">
      <style:text-properties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asian="Times New Roman1" style:font-name-complex="Times New Roman1"/>
    </style:style>
    <style:style style:name="T2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23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3cm" draw:z-index="0"><draw:image xlink:href="../../odt/images/0048.png" xlink:type="simple" xlink:show="embed" xlink:actuate="onLoad"/></draw:frame></text:p>
          </table:table-cell>
          <table:table-cell table:style-name="Table1.B1" office:value-type="string">
            <text:h text:style-name="P3" text:outline-level="1">Арккосинус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69cm" svg:height="1.349cm" draw:z-index="1"><draw:image xlink:href="../../odt/images/0048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возвращает выходное значение, вычисленное по формуле:</text:p>
            <text:p text:style-name="P5"><draw:frame draw:style-name="fr3" draw:name="Объект1" text:anchor-type="as-char" svg:width="5.736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4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9">амплитуда, круговая частота и фаза</text:span>,</text:p>
            <text:p text:style-name="P4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9">й и выходной сигналы</text:span>.</text:p>
            <text:p text:style-name="P4"><text:span text:style-name="T18">Обязательное условие</text:span>: <draw:frame draw:style-name="fr3" draw:name="Object1" text:anchor-type="as-char" svg:width="3.694cm" svg:height="0.568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.</text:p>
            <text:p text:style-name="P4"><text:span text:style-name="T18">Свойства</text:span>:</text:p>
            <text:list xml:id="list89762806387234320" text:style-name="L1">
              <text:list-item>
                <text:p text:style-name="P6"><text:span text:style-name="T20">Амплитуда – коэффициент</text:span><text:span text:style-name="T20"><draw:frame draw:style-name="fr3" draw:name="Объект4" text:anchor-type="as-char" svg:width="0.482cm" svg:height="0.549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0">.</text:span></text:p>
              </text:list-item>
              <text:list-item>
                <text:p text:style-name="P6"><text:span text:style-name="T20">Частота – коэффициент</text:span><text:span text:style-name="T20"><draw:frame draw:style-name="fr3" draw:name="Объект6" text:anchor-type="as-char" svg:width="0.55cm" svg:height="0.28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0">.</text:span></text:p>
              </text:list-item>
              <text:list-item>
                <text:p text:style-name="P6"><text:span text:style-name="T11">Фаза</text:span><text:span text:style-name="T20"> – коэффициент</text:span><text:span text:style-name="T20"><draw:frame draw:style-name="fr3" draw:name="Объект5" text:anchor-type="as-char" svg:width="0.566cm" svg:height="0.549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20">.</text:span></text:p>
              </text:list-item>
            </text:list>
            <text:p text:style-name="P4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4"><text:span text:style-name="T18">Примечани</text:span><text:span text:style-name="T10">я</text:span>:</text:p>
            <text:list xml:id="list5220946255199447416" text:style-name="L2">
              <text:list-item>
                <text:p text:style-name="P7">По умолчанию данный блок реализует <text:span text:style-name="T9">обратное косинусоидальному </text:span>преобразование входного <text:span text:style-name="T19">скалярного</text:span> сигнала с<text:span text:style-name="T9">о свойствами </text:span><draw:frame draw:style-name="fr3" draw:name="Object2" text:anchor-type="as-char" svg:width="4.025cm" svg:height="0.549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    </text:list-item>
              <text:list-item>
                <text:p text:style-name="P8"><text:span text:style-name="T21">Именованные свойства </text:span><text:span text:style-name="T15">могут быть заданы </text:span><text:span text:style-name="T21">как </text:span><text:span text:style-name="T24">локальные</text:span><text:span text:style-name="T21"> переменные модели (или субмодели) во вкладке </text:span><text:span text:style-name="T24">Параметры,</text:span><text:span text:style-name="T21"> как </text:span><text:span text:style-name="T24">глобальные</text:span><text:span text:style-name="T21"> сигналы проекта при помощи пункта главного меню </text:span><text:span text:style-name="T13">Сервис</text:span><text:span text:style-name="T21"> </text:span><text:span text:style-name="T22">→</text:span><text:span text:style-name="T23"> </text:span><text:span text:style-name="T25">Сигналы,</text:span><text:span text:style-name="T21"> </text:span><text:span text:style-name="T15">или как </text:span><text:span text:style-name="T13">внешние</text:span><text:span text:style-name="T1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Арккосинус</dc:title>
    <dc:date>2014-11-29T01:20:30.23</dc:date>
    <meta:generator>OpenOffice/4.1.1$Win32 OpenOffice.org_project/411m6$Build-9775</meta:generator>
    <meta:editing-duration>PT2H23M32S</meta:editing-duration>
    <meta:editing-cycles>142</meta:editing-cycles>
    <meta:document-statistic meta:table-count="1" meta:image-count="2" meta:object-count="8" meta:page-count="1" meta:paragraph-count="19" meta:word-count="119" meta:character-count="810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arccos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arccos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fenced open="∣" close="∣"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</mfenced>
      <mrow>
        <mi/>
        <mo stretchy="false">≤</mo>
        <mi/>
      </mrow>
      <mn>1</mn>
    </mrow>
    <annotation encoding="StarMath 5.0">abs {%omega cdot x(t) + f} ~&lt;=~ 1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i>f</mi>
    </mrow>
    <annotation encoding="StarMath 5.0">f</annotation>
  </semantics>
</math>
</file>

<file path=Object 8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